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2e9a"/>
    </style:style>
    <style:style style:name="P2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k para os vídeos das aulas de AED e LAB dos dias 01 e 02/07, respectivamente. Correção do exercício 6.</text:p>
      <text:p text:style-name="Standard">AED2:</text:p>
      <text:p text:style-name="P1"><text:a xlink:type="simple" xlink:href="https://drive.google.com/file/d/1loSIr8xBt2YeItzZ4iTcvFkhSU4e7DOx/view?usp=sharing" text:style-name="ListLabel_20_1" text:visited-style-name="ListLabel_20_1"><text:span text:style-name="Internet_20_link">https://drive.google.com/file/d/1loSIr8xBt2YeItzZ4iTcvFkhSU4e7DOx/view?usp=sharing</text:span></text:a></text:p>
      <text:p text:style-name="Standard"/>
      <text:p text:style-name="Standard">LAB2:</text:p>
      <text:p text:style-name="Standard"><text:a xlink:type="simple" xlink:href="https://drive.google.com/file/d/1Ybu-Fr0oujUSh-RBcahga72d2MunUaGL/view?usp=sharing" text:style-name="ListLabel_20_1" text:visited-style-name="ListLabel_20_1"><text:span text:style-name="Internet_20_link">https://drive.google.com/file/d/1Ybu-Fr0oujUSh-RBcahga72d2MunUaGL/view?usp=sharing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hiane Figueiredo</meta:initial-creator>
    <meta:editing-cycles>3</meta:editing-cycles>
    <meta:creation-date>2020-07-03T18:22:00</meta:creation-date>
    <dc:date>2020-07-06T20:28:05.911599328</dc:date>
    <meta:editing-duration>PT11M12S</meta:editing-duration>
    <meta:generator>LibreOffice/6.0.7.3$Linux_X86_64 LibreOffice_project/00m0$Build-3</meta:generator>
    <meta:document-statistic meta:table-count="0" meta:image-count="0" meta:object-count="0" meta:page-count="1" meta:paragraph-count="5" meta:word-count="24" meta:character-count="279" meta:non-whitespace-character-count="2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